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z-fixed" svg:font-family="moz-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5.318cm"/>
        </style:tab-stops>
      </style:paragraph-properties>
      <style:text-properties style:font-name="Liberation Serif"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4.392cm"/>
        </style:tab-stops>
      </style:paragraph-properties>
      <style:text-properties style:font-name="Liberation Serif" fo:font-size="8pt" style:font-size-asian="8pt" style:font-size-complex="8pt"/>
    </style:style>
    <style:style style:name="P4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 style:parent-style-name="Preformatted_20_Text">
      <style:text-properties style:font-name="Liberation Sans" fo:font-size="8pt" style:font-size-asian="8pt" style:font-size-complex="8pt"/>
    </style:style>
    <style:style style:name="P14" style:family="paragraph" style:parent-style-name="Preformatted_20_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ans" fo:font-size="8pt" fo:font-style="normal" style:text-underline-style="none" fo:font-weight="normal" officeooo:paragraph-rsid="0016e83a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Preformatted_20_Text">
      <style:text-properties style:use-window-font-color="true" style:font-name="Liberation Sans" fo:font-size="8pt" fo:font-weight="normal" fo:background-color="transparent" style:font-size-asian="8pt" style:font-weight-asian="normal" style:font-size-complex="8pt" style:font-weight-complex="normal"/>
    </style:style>
    <style:style style:name="P17" style:family="paragraph" style:parent-style-name="Preformatted_20_Text">
      <style:paragraph-properties fo:margin-top="0cm" fo:margin-bottom="0.499cm" style:contextual-spacing="false"/>
      <style:text-properties style:font-name="Liberation Sans" fo:font-size="8pt" style:font-size-asian="8pt" style:font-size-complex="8pt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16e83a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paragraph-rsid="001841a8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8pt" fo:font-style="normal" style:text-underline-style="none" fo:font-weight="normal" officeooo:paragraph-rsid="00154af1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8pt" fo:font-style="normal" style:text-underline-style="solid" style:text-underline-width="auto" style:text-underline-color="font-color" fo:font-weight="bold" officeooo:paragraph-rsid="00154af1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8pt" fo:font-style="normal" style:text-underline-style="none" fo:font-weight="bold" officeooo:paragraph-rsid="0016e83a" style:font-size-asian="8pt" style:font-style-asian="normal" style:font-weight-asian="bold" style:font-size-complex="8pt" style:font-style-complex="normal" style:font-weight-complex="bold"/>
    </style:style>
    <style:style style:name="P23" style:family="paragraph" style:parent-style-name="Standard">
      <style:text-properties style:font-name="Liberation Sans" fo:font-size="8pt" officeooo:rsid="0018d65b" officeooo:paragraph-rsid="001a1288" style:font-size-asian="8pt" style:font-size-complex="8pt"/>
    </style:style>
    <style:style style:name="P24" style:family="paragraph" style:parent-style-name="Standard">
      <style:text-properties style:font-name="Liberation Sans" fo:font-size="8pt" fo:font-weight="bold" officeooo:rsid="0018d65b" officeooo:paragraph-rsid="001a1288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.499cm" style:contextual-spacing="false"/>
      <style:text-properties style:font-name="Liberation Sans" fo:font-size="8pt" officeooo:rsid="0018d65b" officeooo:paragraph-rsid="001a1288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54af1"/>
    </style:style>
    <style:style style:name="T6" style:family="text">
      <style:text-properties officeooo:rsid="0016e83a"/>
    </style:style>
    <style:style style:name="T7" style:family="text">
      <style:text-properties style:use-window-font-color="true" fo:font-weight="bold" officeooo:rsid="0016e83a" fo:background-color="transparent" style:font-weight-asian="bold" style:font-weight-complex="bold"/>
    </style:style>
    <style:style style:name="T8" style:family="text">
      <style:text-properties style:use-window-font-color="true" fo:font-weight="normal" officeooo:rsid="0016e83a" fo:background-color="transparent" style:font-weight-asian="normal" style:font-weight-complex="normal"/>
    </style:style>
    <style:style style:name="T9" style:family="text">
      <style:text-properties style:use-window-font-color="true" style:font-name="Liberation Sans" fo:font-size="8pt" fo:font-weight="normal" fo:background-color="transparent" style:font-size-asian="8pt" style:font-weight-asian="normal" style:font-size-complex="8pt" style:font-weight-complex="normal"/>
    </style:style>
    <style:style style:name="T10" style:family="text">
      <style:text-properties style:use-window-font-color="true" style:font-name="Liberation Sans" fo:font-size="8pt" fo:font-weight="bold" officeooo:rsid="0016e83a" fo:background-color="transparent" style:font-size-asian="8pt" style:font-weight-asian="bold" style:font-size-complex="8pt" style:font-weight-complex="bold"/>
    </style:style>
    <style:style style:name="T11" style:family="text">
      <style:text-properties style:use-window-font-color="true" style:font-name="Liberation Sans" fo:font-size="8pt" fo:font-style="normal" style:text-underline-style="none" fo:font-weight="normal" officeooo:rsid="0016e83a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style:use-window-font-color="true" style:font-name="Liberation Sans" fo:font-size="8pt" fo:font-style="normal" style:text-underline-style="none" fo:font-weight="normal" officeooo:rsid="0019d3a6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style:use-window-font-color="true" style:font-name="Liberation Sans" fo:font-size="8pt" fo:font-style="normal" style:text-underline-style="none" officeooo:rsid="0016e83a" fo:background-color="transparent" style:font-size-asian="8pt" style:font-style-asian="normal" style:font-size-complex="8pt" style:font-style-complex="normal"/>
    </style:style>
    <style:style style:name="T14" style:family="text">
      <style:text-properties style:use-window-font-color="true" style:font-name="Liberation Sans" fo:font-size="8pt" fo:font-style="normal" style:text-underline-style="none" officeooo:rsid="0019d3a6" fo:background-color="transparent" style:font-size-asian="8pt" style:font-style-asian="normal" style:font-size-complex="8pt" style:font-style-complex="normal"/>
    </style:style>
    <style:style style:name="T15" style:family="text">
      <style:text-properties style:use-window-font-color="true" style:font-name="Liberation Sans" fo:font-size="8pt" fo:font-style="normal" style:text-underline-style="none" fo:font-weight="bold" officeooo:rsid="0016e83a" fo:background-color="transparent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style:use-window-font-color="true" style:font-name="Liberation Sans" fo:font-size="8pt" fo:font-style="normal" style:text-underline-style="none" fo:font-weight="bold" officeooo:rsid="0019d3a6" fo:background-color="transparent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style:use-window-font-color="true" fo:font-size="8pt" fo:font-style="normal" style:text-underline-style="none" fo:font-weight="normal" officeooo:rsid="0019d3a6" fo:background-color="transparent" style:font-size-asian="8pt" style:font-style-asian="normal" style:font-weight-asian="normal" style:font-size-complex="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OLETARIO 2.0</text:p>
      <text:p text:style-name="P4"/>
      <text:p text:style-name="P4">#include &lt;iostream&gt; <text:tab/></text:p>
      <text:p text:style-name="P4">#include &lt;complex&gt; </text:p>
      <text:p text:style-name="P4">#include &lt;vector&gt; </text:p>
      <text:p text:style-name="P4">#include &lt;stack&gt; </text:p>
      <text:p text:style-name="P4">#include &lt;algorithm&gt; </text:p>
      <text:p text:style-name="P4">using namespace std; </text:p>
      <text:p text:style-name="P4"/>
      <text:p text:style-name="P4">const long double inf=1e9; </text:p>
      <text:p text:style-name="P4">const long double eps=1e-9; </text:p>
      <text:p text:style-name="P4">const long double pi=acos(-1.0); </text:p>
      <text:p text:style-name="P4"/>
      <text:p text:style-name="P4">typedef complex&lt;long double&gt; point; </text:p>
      <text:p text:style-name="P4">typedef complex&lt;long double&gt; vect; </text:p>
      <text:p text:style-name="P4"/>
      <text:p text:style-name="P1"><text:span text:style-name="T1">struct line </text:span>{ </text:p>
      <text:p text:style-name="P1">public: </text:p>
      <text:p text:style-name="P1"><text:tab/>long double a;<text:span text:style-name="T3"> //coeficiente x</text:span> </text:p>
      <text:p text:style-name="P1"><text:tab/>long double b; <text:span text:style-name="T4">//coeficiente y</text:span> </text:p>
      <text:p text:style-name="P1"><text:tab/>long double c; <text:span text:style-name="T3">//termino independiente</text:span> </text:p>
      <text:p text:style-name="P1"/>
      <text:p text:style-name="P1"><text:span text:style-name="T2"><text:tab/>line(long double a, long double b, long double c) </text:span>{ </text:p>
      <text:p text:style-name="P1"><text:tab/><text:tab/>this-&gt;a=a; </text:p>
      <text:p text:style-name="P1"><text:tab/><text:tab/>this-&gt;b=b; </text:p>
      <text:p text:style-name="P1"><text:tab/><text:tab/>this-&gt;c=c; </text:p>
      <text:p text:style-name="P1"><text:tab/>} </text:p>
      <text:p text:style-name="P1">}; </text:p>
      <text:p text:style-name="P1"/>
      <text:p text:style-name="P4">typedef pair&lt;point, point&gt; segment; </text:p>
      <text:p text:style-name="P4"/>
      <text:p text:style-name="P1"><text:span text:style-name="T1">typedef struct </text:span>{ </text:p>
      <text:p text:style-name="P1"><text:tab/>point center; </text:p>
      <text:p text:style-name="P1"><text:tab/>long double radius; </text:p>
      <text:p text:style-name="P1">} <text:span text:style-name="T1">circle;</text:span> </text:p>
      <text:p text:style-name="P1"/>
      <text:p text:style-name="P1"><text:span text:style-name="T1">bool menorX(point p1, point p2) {</text:span> </text:p>
      <text:p text:style-name="P1"><text:tab/>if(p1.real()&lt;p2.real()) return true; </text:p>
      <text:p text:style-name="P1"><text:tab/>else if (p1.imag()&lt;p2.imag()) return true; </text:p>
      <text:p text:style-name="P1"><text:tab/>return false; </text:p>
      <text:p text:style-name="P1">} </text:p>
      <text:p text:style-name="P1"/>
      <text:p text:style-name="P1"><text:span text:style-name="T1">bool menorY(point p1, point p2) </text:span>{ </text:p>
      <text:p text:style-name="P1"><text:tab/>if (p1.imag()&lt;p2.imag()) return true; </text:p>
      <text:p text:style-name="P1"><text:tab/>else if(p1.real()&lt;p2.real()) return true; </text:p>
      <text:p text:style-name="P1"><text:tab/>return false; </text:p>
      <text:p text:style-name="P1">} </text:p>
      <text:p text:style-name="P1"/>
      <text:p text:style-name="P1"><text:span text:style-name="T1">vect inline perp(vect v) </text:span>{ </text:p>
      <text:p text:style-name="P1"><text:tab/>return vect(v.imag(),-v.real()); </text:p>
      <text:p text:style-name="P1">} </text:p>
      <text:p text:style-name="P1"/>
      <text:p text:style-name="P5">//calcula el doble del area CON SIGNO tomando los puntos en sentido antihorario </text:p>
      <text:p text:style-name="P5">//los hermanos halim lo llaman cross(p,q,r) </text:p>
      <text:p text:style-name="P5">//si c esta a la izda de ab, vale positivo, si esta a la derecha, negativo </text:p>
      <text:p text:style-name="P5">//si estan alinados valdra (casi) 0 </text:p>
      <text:p text:style-name="P1"><text:span text:style-name="T1">long double darea(point a, point b, point c) </text:span>{ </text:p>
      <text:p text:style-name="P1"><text:tab/>/* </text:p>
      <text:p text:style-name="P1"><text:tab/>| a.x a.y 1 | </text:p>
      <text:p text:style-name="P1"><text:tab/>| b.x b.y 1 | </text:p>
      <text:p text:style-name="P1"><text:tab/>| c.x c.y 1 | </text:p>
      <text:p text:style-name="P1"><text:tab/>*/ </text:p>
      <text:p text:style-name="P1"><text:tab/>return </text:p>
      <text:p text:style-name="P1"><text:tab/><text:tab/>a.real()*b.imag() + </text:p>
      <text:p text:style-name="P1"><text:tab/><text:tab/>b.real()*c.imag() + </text:p>
      <text:p text:style-name="P1"><text:tab/><text:tab/>c.real()*a.imag() - </text:p>
      <text:p text:style-name="P1"><text:tab/><text:tab/>a.imag()*b.real() - </text:p>
      <text:p text:style-name="P1"><text:tab/><text:tab/>b.imag()*c.real() - </text:p>
      <text:p text:style-name="P1"><text:tab/><text:tab/>c.imag()*a.real(); </text:p>
      <text:p text:style-name="P1">} </text:p>
      <text:p text:style-name="P1"/>
      <text:p text:style-name="P5">//devuelve el angulo bac, es decir, centrado en a. Siempre es positivo </text:p>
      <text:p text:style-name="P1"><text:span text:style-name="T1">long double angle(point a, point b, point c) </text:span>{ </text:p>
      <text:p text:style-name="P1"><text:tab/>point u = b-a; </text:p>
      <text:p text:style-name="P1"><text:tab/>point v = c-a; </text:p>
      <text:p text:style-name="P1"><text:tab/>return acos((u.real()*v.real() + u.imag()*v.imag()) /abs(u*v)); </text:p>
      <text:p text:style-name="P1">} </text:p>
      <text:p text:style-name="P1"/>
      <text:p text:style-name="P6">//para que funcione, no deben estar alineados </text:p>
      <text:p text:style-name="P1"><text:soft-page-break/><text:span text:style-name="T1">point circumcenter(point a, point b, point c) </text:span>{ </text:p>
      <text:p text:style-name="P1"><text:tab/>point b2=b-a, c2=c-a; </text:p>
      <text:p text:style-name="P1"/>
      <text:p text:style-name="P1"><text:tab/>long double d=2*(b2.real()*c2.imag()-b2.imag()*c2.real()); </text:p>
      <text:p text:style-name="P1"><text:tab/>point u2((c2.imag()*norm(b2)-b2.imag()*norm(c2))/d, (b2.real()*norm(c2)-c2.real()*norm(b2))/d); </text:p>
      <text:p text:style-name="P1"><text:tab/>return u2+a; </text:p>
      <text:p text:style-name="P1">} </text:p>
      <text:p text:style-name="P1"/>
      <text:p text:style-name="P5">//para que funcione, no deben estar alineados </text:p>
      <text:p text:style-name="P1"><text:span text:style-name="T1">point incenter(point a, point b, point c) </text:span>{ </text:p>
      <text:p text:style-name="P1"><text:tab/>long double la=abs(b-c), lb=abs(c-a), lc=abs(a-b); </text:p>
      <text:p text:style-name="P1"><text:tab/>long double p=la+lb+lc; </text:p>
      <text:p text:style-name="P1"><text:tab/>point result( (la*a.real() + lb*b.real() + lc*c.real()) /p,(la*a.imag()+lb*b.imag()+lc*c.imag())/p); </text:p>
      <text:p text:style-name="P1"><text:tab/>return result; </text:p>
      <text:p text:style-name="P1">} </text:p>
      <text:p text:style-name="P1"/>
      <text:p text:style-name="P5">//a!=b </text:p>
      <text:p text:style-name="P1"><text:span text:style-name="T1">line pointsToLine(point a, point b) </text:span>{ </text:p>
      <text:p text:style-name="P1"><text:tab/>line result; </text:p>
      <text:p text:style-name="P1"/>
      <text:p text:style-name="P1"><text:tab/>result.a=b.imag()-a.imag(); </text:p>
      <text:p text:style-name="P1"><text:tab/>result.b=a.real()-b.real(); </text:p>
      <text:p text:style-name="P1"><text:tab/>result.c=a.imag()*b.real()-a.real()*b.imag(); </text:p>
      <text:p text:style-name="P1"><text:tab/>return result; </text:p>
      <text:p text:style-name="P1">} </text:p>
      <text:p text:style-name="P1"/>
      <text:p text:style-name="P4">line pointSlopeToLine(point p, long double m) </text:p>
      <text:p text:style-name="P1">{ </text:p>
      <text:p text:style-name="P1"><text:tab/>line l; </text:p>
      <text:p text:style-name="P1"><text:tab/>l.a=-m; </text:p>
      <text:p text:style-name="P1"><text:tab/>l.b=1; </text:p>
      <text:p text:style-name="P1"><text:tab/>l.c= -l.a*p.real() -l.b*p.imag(); </text:p>
      <text:p text:style-name="P1"><text:tab/>return l; </text:p>
      <text:p text:style-name="P1">} </text:p>
      <text:p text:style-name="P1"/>
      <text:p text:style-name="P2"><text:span text:style-name="T1">line pointVectorToLine(point p, vect v) </text:span>{ </text:p>
      <text:p text:style-name="P1"><text:tab/>return pointsToLine(p,p+v); </text:p>
      <text:p text:style-name="P1">} </text:p>
      <text:p text:style-name="P1"/>
      <text:p text:style-name="P5">//devuelve un vector unitario </text:p>
      <text:p text:style-name="P1"><text:span text:style-name="T1">vect direction(line l) </text:span>{ </text:p>
      <text:p text:style-name="P1"><text:tab/>vect result=vect(l.b,-l.a); </text:p>
      <text:p text:style-name="P1"><text:tab/>result/=abs(result); </text:p>
      <text:p text:style-name="P1"/>
      <text:p text:style-name="P1"><text:tab/>return result; </text:p>
      <text:p text:style-name="P1">} </text:p>
      <text:p text:style-name="P1"/>
      <text:p text:style-name="P5">//prec:no deben ser paralelas ni iguales. </text:p>
      <text:p text:style-name="P1"><text:span text:style-name="T1">point intersection(line r, line s) </text:span>{ </text:p>
      <text:p text:style-name="P1"><text:tab/>long double den=r.b*s.a-r.a*s.b; </text:p>
      <text:p text:style-name="P1"><text:tab/>point result( (r.c*s.b-r.b*s.c)/den , (r.a*s.c-r.c*s.a)/den ); </text:p>
      <text:p text:style-name="P1"><text:tab/>return result; </text:p>
      <text:p text:style-name="P1">} </text:p>
      <text:p text:style-name="P1"/>
      <text:p text:style-name="P5">//estos dos metodos hacen paralelas y perpendiculares por un punto </text:p>
      <text:p text:style-name="P1"><text:span text:style-name="T1">line parallel(line l, point p) </text:span>{ </text:p>
      <text:p text:style-name="P1"><text:tab/>line result; </text:p>
      <text:p text:style-name="P1"><text:tab/>result.a=l.a; </text:p>
      <text:p text:style-name="P1"><text:tab/>result.b=l.b; </text:p>
      <text:p text:style-name="P1"><text:tab/>result.c= -l.a*p.real() - l.b*p.imag(); </text:p>
      <text:p text:style-name="P1"><text:tab/>return result; </text:p>
      <text:p text:style-name="P1">} </text:p>
      <text:p text:style-name="P1"/>
      <text:p text:style-name="P1"><text:span text:style-name="T1">line perpendicular(line l, point p) </text:span>{ </text:p>
      <text:p text:style-name="P1"><text:tab/>line result; </text:p>
      <text:p text:style-name="P1"><text:tab/>result.a=-l.b; </text:p>
      <text:p text:style-name="P1"><text:tab/>result.b=l.a; </text:p>
      <text:p text:style-name="P1"><text:tab/>result.c= l.b*p.real()-l.a*p.imag(); </text:p>
      <text:p text:style-name="P1"><text:tab/>return result; </text:p>
      <text:p text:style-name="P1">} </text:p>
      <text:p text:style-name="P1"/>
      <text:p text:style-name="P5">//devuelve las paralelas a distancia d </text:p>
      <text:p text:style-name="P1"><text:span text:style-name="T1">pair&lt;line,line&gt; parallel(line l, long double d) </text:span>{ </text:p>
      <text:p text:style-name="P1"><text:tab/>line l1, l2; </text:p>
      <text:p text:style-name="P1"/>
      <text:p text:style-name="P1"><text:tab/>l1.a=l2.a=l.a; </text:p>
      <text:p text:style-name="P1"><text:tab/>l1.b=l2.b=l.b; </text:p>
      <text:p text:style-name="P1"><text:tab/>l1.c=l.c-d*hypot(l.a,l.b); </text:p>
      <text:p text:style-name="P1"><text:tab/>l2.c=l.c+d*hypot(l.a,l.b); </text:p>
      <text:p text:style-name="P1"><text:soft-page-break/><text:s/></text:p>
      <text:p text:style-name="P1"><text:tab/>return pair&lt;line, line&gt;(l1,l2); </text:p>
      <text:p text:style-name="P1">} </text:p>
      <text:p text:style-name="P1"/>
      <text:p text:style-name="P5">//devuelve el coseno del MENOR angulo de ambas rectas. </text:p>
      <text:p text:style-name="P1"><text:span text:style-name="T1">long double cosAngle(line l1, line l2) </text:span>{ </text:p>
      <text:p text:style-name="P1"><text:tab/>return abs(l1.a*l2.a+l1.b*l2.b)/(hypot(l1.a,l1.b)*hypot(l2.a,l2.b)); </text:p>
      <text:p text:style-name="P1">} </text:p>
      <text:p text:style-name="P1"/>
      <text:p text:style-name="P1"><text:span text:style-name="T1">point closestPoint(line l, point p) </text:span>{ </text:p>
      <text:p text:style-name="P1"><text:tab/>long double d=l.a*l.a+l.b*l.b; </text:p>
      <text:p text:style-name="P1"><text:tab/>point result( (l.b*l.b*p.real()-l.a*l.c-l.a*l.b*p.imag())/d , (l.a*l.a*p.imag()-l.b*l.c-l.a*l.b*p.real())/d ); </text:p>
      <text:p text:style-name="P1"><text:tab/>return result; </text:p>
      <text:p text:style-name="P1">} </text:p>
      <text:p text:style-name="P1"/>
      <text:p text:style-name="P1"><text:span text:style-name="T1">long double dist(point p, line l) </text:span>{ </text:p>
      <text:p text:style-name="P1"><text:tab/>return abs(l.a*p.real()+l.b*p.imag()+l.c)/hypot(l.a,l.b); </text:p>
      <text:p text:style-name="P1">} </text:p>
      <text:p text:style-name="P1"/>
      <text:p text:style-name="P5">//prec: se cumple que se cortan y NO son tangentes </text:p>
      <text:p text:style-name="P1"><text:span text:style-name="T1">pair&lt;point,point&gt; intersection(circle c, line l) </text:span>{ </text:p>
      <text:p text:style-name="P1"><text:tab/>point aux=closestPoint(l, c.center); </text:p>
      <text:p text:style-name="P1"><text:tab/>long double d=sqrt(c.radius*c.radius-norm(aux-c.center)); </text:p>
      <text:p text:style-name="P1"><text:tab/>vect v=direction(l)*d; </text:p>
      <text:p text:style-name="P1"/>
      <text:p text:style-name="P1"><text:tab/>return pair&lt;point, point&gt;(aux+v,aux-v); </text:p>
      <text:p text:style-name="P1">} </text:p>
      <text:p text:style-name="P1"/>
      <text:p text:style-name="P5">//prec: se cortan y NO son tangentes <text:s/>Revisese </text:p>
      <text:p text:style-name="P1"><text:span text:style-name="T1">pair&lt;point, point&gt; intersection(circle c1, circle c2) </text:span>{ </text:p>
      <text:p text:style-name="P1"><text:tab/>long double d= (2*c1.radius*c1.radius -c2.radius*c2.radius)/(2*c1.radius); </text:p>
      <text:p text:style-name="P1"><text:tab/>long double h= sqrt(c1.radius*c1.radius-d*d); </text:p>
      <text:p text:style-name="P1"><text:tab/> </text:p>
      <text:p text:style-name="P1"><text:tab/>vect v=c2.center-c1.center; </text:p>
      <text:p text:style-name="P1"><text:tab/>v/=abs(v); </text:p>
      <text:p text:style-name="P1"><text:tab/>point p=c1.center+v*d; </text:p>
      <text:p text:style-name="P1"><text:tab/>vect u=vect(v.imag(),-v.real()); </text:p>
      <text:p text:style-name="P1"><text:tab/>u*=h; </text:p>
      <text:p text:style-name="P1"/>
      <text:p text:style-name="P1"><text:tab/>return pair&lt;point, point&gt;(p+u,p-u); </text:p>
      <text:p text:style-name="P1">} </text:p>
      <text:p text:style-name="P1"/>
      <text:p text:style-name="P1">//devuelve los puntos de tangencia </text:p>
      <text:p text:style-name="P1">//prec: que haya puntos de tangencia </text:p>
      <text:p text:style-name="P1"><text:span text:style-name="T1">pair&lt;point, point&gt; tangente(point p, circle c) {</text:span> </text:p>
      <text:p text:style-name="P1"><text:tab/>circle aux; </text:p>
      <text:p text:style-name="P1"><text:tab/>aux.center=(p+c.center)/2.0; </text:p>
      <text:p text:style-name="P1"><text:tab/>aux.radius=abs(p-c.center)/2.0; </text:p>
      <text:p text:style-name="P1"/>
      <text:p text:style-name="P1"><text:tab/>return intersection(aux,c); </text:p>
      <text:p text:style-name="P1">} </text:p>
      <text:p text:style-name="P1"/>
      <text:p text:style-name="P1">//en adelante, representare los poligonos como vectores de puntos. </text:p>
      <text:p text:style-name="P1">//calcula el perimetro de un poligono </text:p>
      <text:p text:style-name="P1"><text:span text:style-name="T1">long double perimeter(vector&lt;point&gt; P) </text:span>{ </text:p>
      <text:p text:style-name="P1"><text:tab/>long double result = 0.0; </text:p>
      <text:p text:style-name="P1"><text:tab/>for (int i = 0; i &lt; (int)P.size(); i++) </text:p>
      <text:p text:style-name="P1"><text:tab/><text:tab/>result += abs(P[i]- P[(i + 1) % P.size()]); </text:p>
      <text:p text:style-name="P1"><text:tab/>return result; </text:p>
      <text:p text:style-name="P1">} </text:p>
      <text:p text:style-name="P1"/>
      <text:p text:style-name="P1">//area de un poligono </text:p>
      <text:p text:style-name="P1"><text:span text:style-name="T1">double area(vector&lt;point&gt; P) </text:span>{ </text:p>
      <text:p text:style-name="P1"><text:tab/>long double result = 0.0, x1, y1, x2, y2; </text:p>
      <text:p text:style-name="P1"><text:tab/>for (int i = 0; i &lt; (int)P.size(); i++) </text:p>
      <text:p text:style-name="P1"><text:tab/>{ </text:p>
      <text:p text:style-name="P1"><text:tab/><text:tab/>x1 = P[i].real(); x2 = P[(i + 1) % P.size()].real(); </text:p>
      <text:p text:style-name="P1"><text:tab/><text:tab/>y1 = P[i].imag(); y2 = P[(i + 1) % P.size()].imag(); </text:p>
      <text:p text:style-name="P1"><text:tab/><text:tab/>result += (x1 * y2 - x2 * y1); </text:p>
      <text:p text:style-name="P1"><text:tab/>} </text:p>
      <text:p text:style-name="P1"><text:tab/>return abs(result) / 2.0; </text:p>
      <text:p text:style-name="P1">} </text:p>
      <text:p text:style-name="P1"/>
      <text:p text:style-name="P1">//devuelve true si p pertenece a P </text:p>
      <text:p text:style-name="P3"><text:span text:style-name="T1">bool inPolygon(point p, vector&lt;point&gt; P) </text:span>{ </text:p>
      <text:p text:style-name="P1"><text:tab/>if ((int)P.size() == 0) return false; </text:p>
      <text:p text:style-name="P1"><text:tab/>double sum = 0; </text:p>
      <text:p text:style-name="P1"><text:tab/>for (int i = 0; i &lt; (int)P.size() - 1; i++) </text:p>
      <text:p text:style-name="P1"><text:tab/>{ </text:p>
      <text:p text:style-name="P1"><text:soft-page-break/><text:tab/><text:tab/>if (darea(p, P[i], P[(i + 1)%P.size()]) &lt; 0) //si es negativo, a la derecha </text:p>
      <text:p text:style-name="P1"><text:tab/><text:tab/><text:tab/>sum -= angle(p, P[i], P[(i + 1)%P.size()]); </text:p>
      <text:p text:style-name="P1"><text:tab/><text:tab/>else sum += angle(p, P[i], P[(i + 1)%P.size()]); </text:p>
      <text:p text:style-name="P1"><text:tab/>} </text:p>
      <text:p text:style-name="P1"><text:tab/>return (abs(sum - 2*pi) &lt; eps || abs(sum + 2*pi) &lt; eps); </text:p>
      <text:p text:style-name="P1">} </text:p>
      <text:p text:style-name="P1"/>
      <text:p text:style-name="P1">//hace mas facil la funcion cutPolygon </text:p>
      <text:p text:style-name="P1"><text:span text:style-name="T1">point intersectSeg(point p, point q, point A, point B) </text:span>{ </text:p>
      <text:p text:style-name="P1"><text:tab/>long double a = B.imag() - A.imag(); </text:p>
      <text:p text:style-name="P1"><text:tab/>long double b = A.real() - B.real(); </text:p>
      <text:p text:style-name="P1"><text:tab/>long double c = B.real() * A.imag() - A.real() * B.imag(); </text:p>
      <text:p text:style-name="P1"><text:tab/>long double u = abs(a * p.x + b * p.y + c); </text:p>
      <text:p text:style-name="P1"><text:tab/>long double v = abs(a * q.x + b * q.y + c); </text:p>
      <text:p text:style-name="P1"><text:tab/>return point((p.x * v + q.x * u) / (u + v), </text:p>
      <text:p text:style-name="P1"><text:tab/><text:tab/>(p.y * v + q.y * u) / (u + v)); </text:p>
      <text:p text:style-name="P1">} </text:p>
      <text:p text:style-name="P1"/>
      <text:p text:style-name="P1">//corta el poligono de modo que devuelve el poligono de los puntos a la izda de ab. </text:p>
      <text:p text:style-name="P1">//para obtener el otro lado, invertir ab </text:p>
      <text:p text:style-name="P1">//Todavia no comprobado, no estoy del todo seguro que funcione </text:p>
      <text:p text:style-name="P1"><text:span text:style-name="T1">vector&lt;point&gt; cutPolygon(point a, point b, vector&lt;point&gt; Q) </text:span>{ </text:p>
      <text:p text:style-name="P1"><text:tab/>vector&lt;point&gt; P; </text:p>
      <text:p text:style-name="P1"><text:tab/>for (int i = 0; i &lt; (int)Q.size(); i++) </text:p>
      <text:p text:style-name="P1"><text:tab/>{ </text:p>
      <text:p text:style-name="P1"><text:tab/><text:tab/>long double left1 = darea(a, b, Q[i]); </text:p>
      <text:p text:style-name="P1"><text:tab/><text:tab/>long double left2 = darea(a, b, Q[(i + 1)%Q.size()]); </text:p>
      <text:p text:style-name="P1"><text:tab/><text:tab/>if (left1 &gt; -eps) P.push_back(Q[i]); </text:p>
      <text:p text:style-name="P1"><text:tab/><text:tab/>if (left1*left2 &lt; -eps) </text:p>
      <text:p text:style-name="P1"><text:tab/><text:tab/><text:tab/>P.push_back(intersectSeg(Q[i], Q[(i + 1)%Q.size()],a,b)); </text:p>
      <text:p text:style-name="P1"><text:tab/>} </text:p>
      <text:p text:style-name="P1"><text:tab/>if (P.empty()) return P; </text:p>
      <text:p text:style-name="P1"><text:tab/>return P; </text:p>
      <text:p text:style-name="P1">} </text:p>
      <text:p text:style-name="P1"/>
      <text:p text:style-name="P1"/>
      <text:p text:style-name="P1">//envolvente convexa, algoritmo de Graham. Devuelve un vector de point ordenado. </text:p>
      <text:p text:style-name="P1">//Casi copiado y pegado del libro de los hermanos halim </text:p>
      <text:p text:style-name="P1">//Que va, esta completamente copiado </text:p>
      <text:p text:style-name="P1">point pivot(0, 0); </text:p>
      <text:p text:style-name="P1"><text:span text:style-name="T1">bool angle_cmp(point a, point b) // angle-sorting function </text:span>{ </text:p>
      <text:p text:style-name="P1"><text:tab/>if (abs(darea(pivot, a, b))&lt;eps) </text:p>
      <text:p text:style-name="P1"><text:tab/><text:tab/>return abs(pivot-a) &lt; abs(pivot- b); // which one is closer? </text:p>
      <text:p text:style-name="P1"><text:tab/>point d1 = a - pivot; </text:p>
      <text:p text:style-name="P1"><text:tab/>point d2 = b - pivot; </text:p>
      <text:p text:style-name="P1"><text:tab/>return (arg(d1) - arg(d2)) &lt; 0; </text:p>
      <text:p text:style-name="P1">} </text:p>
      <text:p text:style-name="P1"/>
      <text:p text:style-name="P1"><text:span text:style-name="T1">vector&lt;point&gt; convexHull(vector&lt;point&gt; P) </text:span>{ </text:p>
      <text:p text:style-name="P1"><text:s text:c="2"/>int i, N = (int)P.size(); </text:p>
      <text:p text:style-name="P1"><text:s text:c="2"/>if (N &lt;= 3) return P; // special case, the CH is P itself </text:p>
      <text:p text:style-name="P1"/>
      <text:p text:style-name="P1"><text:s text:c="2"/>// first, find P0 = point with lowest Y and if tie: rightmost X </text:p>
      <text:p text:style-name="P1"><text:s text:c="2"/>int P0 = 0; </text:p>
      <text:p text:style-name="P1"><text:s text:c="2"/>for (i = 1; i &lt; N; i++) </text:p>
      <text:p text:style-name="P1"><text:s text:c="4"/>if (P[i].imag() <text:s/>&lt; P[P0].imag() || </text:p>
      <text:p text:style-name="P1"><text:s text:c="7"/>(P[i]imag() == P[P0].imag() &amp;&amp; P[i].real() &gt; P[P0].real())) </text:p>
      <text:p text:style-name="P1"><text:s text:c="6"/>P0 = i; </text:p>
      <text:p text:style-name="P1"><text:s text:c="2"/>// swap selected vertex with P[0] </text:p>
      <text:p text:style-name="P1"><text:s text:c="2"/>point temp = P[0]; P[0] = P[P0]; P[P0] = temp; </text:p>
      <text:p text:style-name="P1"/>
      <text:p text:style-name="P1"><text:s text:c="2"/>// second, sort points by angle w.r.t. P0, skipping P[0] </text:p>
      <text:p text:style-name="P1"><text:s text:c="2"/>pivot = P[0]; // use this global variable as reference </text:p>
      <text:p text:style-name="P1"><text:s text:c="2"/>sort(1+P.begin(), P.end(), angle_cmp); </text:p>
      <text:p text:style-name="P1"/>
      <text:p text:style-name="P1"><text:s text:c="2"/>// third, the ccw tests </text:p>
      <text:p text:style-name="P1"><text:s text:c="2"/>point prev(0, 0), now(0, 0); </text:p>
      <text:p text:style-name="P1"><text:s text:c="2"/>stack&lt;point&gt; S; S.push(P[N - 1]); S.push(P[0]); // initial </text:p>
      <text:p text:style-name="P1"><text:s text:c="2"/>i = 1; // and start checking the rest </text:p>
      <text:p text:style-name="P1"><text:s text:c="2"/>while (i &lt; N) { // note: N must be &gt;= 3 for this method to work </text:p>
      <text:p text:style-name="P1"><text:s text:c="4"/>now = S.top(); </text:p>
      <text:p text:style-name="P1"><text:s text:c="4"/>S.pop(); prev = S.top(); S.push(now); // get 2nd from top </text:p>
      <text:p text:style-name="P1"><text:s text:c="4"/>if (darea(prev, now, P[i])&gt;0) S.push(P[i++]); // left turn, ACC </text:p>
      <text:p text:style-name="P1"><text:s text:c="4"/>else S.pop(); // otherwise, pop until we have a left turn </text:p>
      <text:p text:style-name="P1"><text:s text:c="2"/>} </text:p>
      <text:p text:style-name="P1"/>
      <text:p text:style-name="P1"><text:s text:c="2"/>vector&lt;point&gt; ConvexHull; // from stack back to vector </text:p>
      <text:p text:style-name="P1"><text:s text:c="2"/>while (!S.empty()) { ConvexHull.push_back(S.top()); S.pop(); } </text:p>
      <text:p text:style-name="P1"><text:s text:c="2"/>return ConvexHull; } // return the result</text:p>
      <text:p text:style-name="P7"><text:soft-page-break/>NÚMEROS GRANDES</text:p>
      <text:p text:style-name="P9"><text:span text:style-name="T1">#include &lt;cmath&gt;</text:span> //log10,pow,floor</text:p>
      <text:p text:style-name="P9"><text:span text:style-name="T1">#include &lt;cstring&gt;</text:span> //memset</text:p>
      <text:p text:style-name="P9"><text:span text:style-name="T1">#include &lt;string&gt;</text:span> //string class</text:p>
      <text:p text:style-name="P9"><text:span text:style-name="T1">#include &lt;sstream&gt;</text:span> //stringstream class</text:p>
      <text:p text:style-name="P9"><text:span text:style-name="T1">#include &lt;algorithm&gt;</text:span> //max and min</text:p>
      <text:p text:style-name="P8">using namespace std;</text:p>
      <text:p text:style-name="P9"/>
      <text:p text:style-name="P9"><text:span text:style-name="T1">const int NUM=25;</text:span> //number of elementes in array</text:p>
      <text:p text:style-name="P9"/>
      <text:p text:style-name="P8">typedef long long int base_t;</text:p>
      <text:p text:style-name="P8">const base_t BASE=pow(10,floor(log10(2)*4*sizeof(base_t)));</text:p>
      <text:p text:style-name="P8">const int zeros=log10(BASE);</text:p>
      <text:p text:style-name="P8"/>
      <text:p text:style-name="P8">struct longint{</text:p>
      <text:p text:style-name="P8"><text:s text:c="4"/>longint(long long int i=0) :used(0),sign((i&gt;=0)?1:-1){</text:p>
      <text:p text:style-name="P9"><text:tab/>memset(inner,0,NUM*sizeof(base_t));</text:p>
      <text:p text:style-name="P9"><text:tab/>i*=sign;</text:p>
      <text:p text:style-name="P9"><text:tab/>for(;i&gt;=BASE;i=i/BASE)</text:p>
      <text:p text:style-name="P9"><text:tab/> <text:s text:c="3"/>inner[used++]=i%BASE;</text:p>
      <text:p text:style-name="P9"><text:tab/>inner[used++]=i;</text:p>
      <text:p text:style-name="P9"><text:s text:c="4"/>}</text:p>
      <text:p text:style-name="P9"/>
      <text:p text:style-name="P8"><text:s text:c="4"/>longint operator+(longint b) const{</text:p>
      <text:p text:style-name="P9"><text:tab/>if(sign!=b.sign) return b.sign*=-1,((sign&lt;0)?*this-b: b-*this);</text:p>
      <text:p text:style-name="P9"><text:tab/>b.used=min(max(b.used,used)+1 , NUM); base_t carry=0;</text:p>
      <text:p text:style-name="P9"><text:tab/>for(int i=0;i&lt;b.used;i++){</text:p>
      <text:p text:style-name="P9"><text:tab/> <text:s text:c="3"/>carry=(b.inner[i]+=inner[i]+carry)/BASE;</text:p>
      <text:p text:style-name="P9"><text:tab/> <text:s text:c="3"/>b.inner[i]%=BASE;</text:p>
      <text:p text:style-name="P9"><text:tab/>}</text:p>
      <text:p text:style-name="P9"><text:tab/>while(b.used &amp;&amp; !b.inner[b.used-1]) --b.used;</text:p>
      <text:p text:style-name="P9"><text:tab/>return b;</text:p>
      <text:p text:style-name="P9"><text:s text:c="4"/>}</text:p>
      <text:p text:style-name="P9"/>
      <text:p text:style-name="P8"><text:s text:c="4"/>longint operator-(longint b) const{</text:p>
      <text:p text:style-name="P9"><text:tab/>longint const *m=this,*M=&amp;b;</text:p>
      <text:p text:style-name="P9"><text:tab/>if(used&gt;b.used || used==b.used &amp;&amp; inner[used-1]&gt;b.inner[used-1]) </text:p>
      <text:p text:style-name="P9"><text:tab/> <text:s text:c="3"/>M=this,m=&amp;b;</text:p>
      <text:p text:style-name="P9"><text:tab/>if(b.sign!=sign) return b.sign*=-1,((*M)+(*m));</text:p>
      <text:p text:style-name="P9"><text:tab/>longint res(*M); base_t carry=0;</text:p>
      <text:p text:style-name="P9"><text:tab/>for(int i=0;i&lt;=min(m-&gt;used,NUM-1);i++)</text:p>
      <text:p text:style-name="P9"><text:tab/> <text:s text:c="3"/>carry=(res.inner[i]-=(m-&gt;inner[i]+carry))&lt;0?res.inner[i]+=BASE,1:0;</text:p>
      <text:p text:style-name="P9"><text:s text:c="7"/><text:tab/>while(res.used &amp;&amp; !res.inner[res.used-1]) --res.used;</text:p>
      <text:p text:style-name="P9"><text:tab/>return res;</text:p>
      <text:p text:style-name="P9"><text:s text:c="4"/>}</text:p>
      <text:p text:style-name="P9"/>
      <text:p text:style-name="P8"><text:s text:c="4"/>longint operator*(const longint&amp; b) const{</text:p>
      <text:p text:style-name="P9"><text:tab/>longint res;</text:p>
      <text:p text:style-name="P9"><text:tab/>longint const *m, *M= (used&gt;b.used)? (m=&amp;b,this) : (m=this,&amp;b);</text:p>
      <text:p text:style-name="P9"><text:tab/>for(int i=0;i&lt;m-&gt;used; i++)</text:p>
      <text:p text:style-name="P9"><text:tab/> <text:s text:c="3"/>for(base_t j=0,carry=0 ; j&lt;=(min(M-&gt;used,NUM-i-1)) ; j++){</text:p>
      <text:p text:style-name="P9"><text:tab/><text:tab/>carry=(res.inner[j+i]=(M-&gt;inner[j]*(m-&gt;inner[i]))+carry)/BASE;</text:p>
      <text:p text:style-name="P9"><text:tab/><text:tab/>res.inner[j+i]%=BASE;</text:p>
      <text:p text:style-name="P9"><text:tab/> <text:s text:c="3"/>}<text:tab/></text:p>
      <text:p text:style-name="P9"><text:tab/>res.used=min(M-&gt;used+m-&gt;used,NUM);</text:p>
      <text:p text:style-name="P9"><text:s text:c="8"/><text:tab/>while(res.used &amp;&amp; !res.inner[res.used-1]) --res.used;</text:p>
      <text:p text:style-name="P9"><text:tab/>res.sign=sign*b.sign; </text:p>
      <text:p text:style-name="P9"><text:tab/>return res;</text:p>
      <text:p text:style-name="P9"><text:s text:c="4"/>}</text:p>
      <text:p text:style-name="P9"/>
      <text:p text:style-name="P9"><text:s text:c="3"/><text:span text:style-name="T1"><text:s/>string str() const{</text:span></text:p>
      <text:p text:style-name="P9"><text:tab/>stringstream ss;</text:p>
      <text:p text:style-name="P9"><text:tab/>ss &lt;&lt; sign*inner[used-1];</text:p>
      <text:p text:style-name="P9"><text:tab/>for(int i=used-2;i&gt;=0;i--){</text:p>
      <text:p text:style-name="P9"><text:tab/> <text:s text:c="3"/>int cfr= inner[i] ? floor(log10(inner[i]))+1 : 1;</text:p>
      <text:p text:style-name="P9"><text:tab/> <text:s text:c="3"/>for(int j=cfr;j&lt;zeros;j++) ss &lt;&lt; 0;</text:p>
      <text:p text:style-name="P9"><text:tab/> <text:s text:c="3"/>ss &lt;&lt; inner[i];</text:p>
      <text:p text:style-name="P9"><text:tab/>}</text:p>
      <text:p text:style-name="P9"><text:tab/>return ss.str();</text:p>
      <text:p text:style-name="P9"><text:s text:c="4"/>}</text:p>
      <text:p text:style-name="P9"/>
      <text:p text:style-name="P9"><text:s text:c="4"/>char sign; //sign bit</text:p>
      <text:p text:style-name="P9"><text:s text:c="4"/>int used; //number of base_t in used</text:p>
      <text:p text:style-name="P9"><text:s text:c="4"/>base_t inner[NUM]; //base array</text:p>
      <text:p text:style-name="P9">};</text:p>
      <text:p text:style-name="P9"/>
      <text:p text:style-name="P8">longint operator+(long long int i, const longint&amp; l){ return l+i; }</text:p>
      <text:p text:style-name="P8">longint operator*(long long int i, const longint&amp; l){ return l*i; }</text:p>
      <text:p text:style-name="P8">longint operator-(long long int i, const longint&amp; l){ return longint(i)-l;}</text:p>
      <text:p text:style-name="P12"><text:soft-page-break/>GRAFOLETARIO</text:p>
      <text:p text:style-name="P10">#include &lt;queue&gt; </text:p>
      <text:p text:style-name="P10"/>
      <text:p text:style-name="P10">#define MAXV 100; <text:s/>//Máximo de vértices </text:p>
      <text:p text:style-name="P10">#define MAXDEGREE 50; //Grado máximo de un veŕtice </text:p>
      <text:p text:style-name="P10"/>
      <text:p text:style-name="P10"/>
      <text:p text:style-name="P11">/*Implementación de un grafo como matriz de adyacencia </text:p>
      <text:p text:style-name="P11">* bool graph[MAXV][MAXV]; </text:p>
      <text:p text:style-name="P11">* donde graph[i][j]==TRUE &lt;==&gt; hay un arco conectando el nodo i con el nodo j </text:p>
      <text:p text:style-name="P11">*/ </text:p>
      <text:p text:style-name="P11">//Implementación de un grafo como lista de adyacencias como matriz. </text:p>
      <text:p text:style-name="P11">//También se pueden guardar las adyacencias en una lista, </text:p>
      <text:p text:style-name="P11">//ocupando menos memoria. </text:p>
      <text:p text:style-name="P10">struct Graph { </text:p>
      <text:p text:style-name="P11"><text:tab/>int edges[MAXV+1][MAXDEGREE]; <text:s/>//Nodos adyacentes a cada nodo </text:p>
      <text:p text:style-name="P11"><text:tab/>int degree[MAXV+1]; //Contiene el grado de cada nodo </text:p>
      <text:p text:style-name="P11"><text:tab/>int nvertices; //Total de vertices </text:p>
      <text:p text:style-name="P11"><text:tab/>int nedges; //Total de aristas </text:p>
      <text:p text:style-name="P11"/>
      <text:p text:style-name="P10"><text:tab/>Graph(){ </text:p>
      <text:p text:style-name="P11"><text:tab/><text:tab/>nvertices=0; </text:p>
      <text:p text:style-name="P11"><text:tab/><text:tab/>nedges=0; </text:p>
      <text:p text:style-name="P11"><text:tab/><text:tab/>for(int i=0; i&lt;=MAXV; i++){ </text:p>
      <text:p text:style-name="P11"><text:tab/><text:tab/><text:tab/>degree[i]=0; </text:p>
      <text:p text:style-name="P11"><text:tab/>} </text:p>
      <text:p text:style-name="P11"/>
      <text:p text:style-name="P10"><text:tab/>insertEdge(int x, int y, bool directed){ </text:p>
      <text:p text:style-name="P11"><text:tab/><text:tab/>if (degree[x] &gt; MAXDEGREE); //Error </text:p>
      <text:p text:style-name="P11"><text:tab/><text:tab/>edges[x][degree[x]] = y; </text:p>
      <text:p text:style-name="P11"><text:tab/><text:tab/>degree[x]++; </text:p>
      <text:p text:style-name="P11"><text:tab/><text:tab/>if (!directed) insertEdge(x,y,TRUE); </text:p>
      <text:p text:style-name="P11"><text:tab/><text:tab/>else nedges++; </text:p>
      <text:p text:style-name="P11"><text:tab/>} </text:p>
      <text:p text:style-name="P11"/>
      <text:p text:style-name="P11"><text:tab/>//Recorrido en anchura. La función deberá modificarse para diversos </text:p>
      <text:p text:style-name="P11"><text:tab/>//propósitos, por ejemplo añadiendo un elemento a buscar o usando </text:p>
      <text:p text:style-name="P11"><text:tab/>//una cola de parejas &lt;int, int&gt; para guardar la profundidad de los </text:p>
      <text:p text:style-name="P11"><text:tab/>//nodos. También puede ser útil usar una matriz parent[MAXV] en la </text:p>
      <text:p text:style-name="P11"><text:tab/>//que se guarde para cada nodo i su padre en parent[i]. </text:p>
      <text:p text:style-name="P10"><text:tab/>void bfs(int start){ <text:s/>// bfs(int start,int end) </text:p>
      <text:p text:style-name="P11"><text:tab/><text:tab/>queue &lt;int&gt; q; //queue &lt;Pair&lt;int,int&gt; q; </text:p>
      <text:p text:style-name="P11"><text:tab/><text:tab/>q.push(start); </text:p>
      <text:p text:style-name="P11"><text:tab/><text:tab/>bool visited[MAXV]; </text:p>
      <text:p text:style-name="P11"><text:tab/><text:tab/>for (int i=0; i&lt;nvertices; i++) visited[i]=FALSE; </text:p>
      <text:p text:style-name="P11"/>
      <text:p text:style-name="P11"><text:tab/><text:tab/>while(!q.empty()){ </text:p>
      <text:p text:style-name="P11"><text:tab/><text:tab/><text:tab/>int v=q.front(); q.pop(); </text:p>
      <text:p text:style-name="P11"><text:tab/><text:tab/><text:tab/>visited[v]=TRUE </text:p>
      <text:p text:style-name="P11"><text:tab/><text:tab/><text:tab/>//Procesar v. Por ejemplo: if(v==end) ... </text:p>
      <text:p text:style-name="P11"><text:tab/><text:tab/><text:tab/>//Guardar los sucesores si no se han visitado </text:p>
      <text:p text:style-name="P11"><text:tab/><text:tab/><text:tab/>for (int i=0; i&lt;degree[v]; i++){ </text:p>
      <text:p text:style-name="P11"><text:tab/><text:tab/><text:tab/><text:tab/>if (!visited[edges[v][i]]){ </text:p>
      <text:p text:style-name="P11"><text:tab/><text:tab/><text:tab/><text:tab/><text:tab/>q.push(edges[v][i]); </text:p>
      <text:p text:style-name="P11"><text:tab/><text:tab/><text:tab/><text:tab/><text:tab/>//parent[edges[v][i]]=v; </text:p>
      <text:p text:style-name="P11"><text:tab/><text:tab/><text:tab/><text:tab/>} </text:p>
      <text:p text:style-name="P11"><text:tab/><text:tab/><text:tab/>} </text:p>
      <text:p text:style-name="P11"><text:tab/><text:tab/>} </text:p>
      <text:p text:style-name="P11"><text:tab/>} </text:p>
      <text:p text:style-name="P11"/>
      <text:p text:style-name="P11"><text:tab/> </text:p>
      <text:p text:style-name="P11"><text:tab/>//Recorrido en profundidad. También debe modificarse segun el problema. </text:p>
      <text:p text:style-name="P11"><text:tab/>//Implementación recursiva (se puede hacer no recursiva con una pila, </text:p>
      <text:p text:style-name="P11"><text:tab/>// y ocuparía menos memoria) <text:tab/> </text:p>
      <text:p text:style-name="P10"><text:tab/>void dfs(int v){ </text:p>
      <text:p text:style-name="P11"><text:tab/><text:tab/>//if (finished) return </text:p>
      <text:p text:style-name="P11"><text:tab/><text:tab/>bool visited[MAXV]; </text:p>
      <text:p text:style-name="P11"><text:tab/><text:tab/>for (int i=0; i&lt;nvertices; i++) visited[i]=FALSE; </text:p>
      <text:p text:style-name="P11"><text:tab/><text:tab/>visited[v]=TRUE; </text:p>
      <text:p text:style-name="P11"><text:tab/><text:tab/>//Procesar vértice </text:p>
      <text:p text:style-name="P11"><text:tab/><text:tab/> </text:p>
      <text:p text:style-name="P11"><text:tab/><text:tab/>for(int i=0; i&lt;degree[v]; i++){ </text:p>
      <text:p text:style-name="P11"><text:tab/><text:tab/><text:tab/>int y= edges[v][i]; </text:p>
      <text:p text:style-name="P11"><text:tab/><text:tab/><text:tab/>if (!visited[y]){ </text:p>
      <text:p text:style-name="P11"><text:tab/><text:tab/><text:tab/><text:tab/>dfs(y); </text:p>
      <text:p text:style-name="P11"><text:tab/><text:tab/><text:tab/>} </text:p>
      <text:p text:style-name="P11"><text:tab/><text:tab/><text:tab/>//if (finished) return </text:p>
      <text:p text:style-name="P11"><text:tab/><text:tab/>} </text:p>
      <text:p text:style-name="P11"><text:tab/>} </text:p>
      <text:p text:style-name="P11"><text:soft-page-break/><text:s/></text:p>
      <text:p text:style-name="P11"/>
      <text:p text:style-name="P11"><text:tab/>// Encontrar las componentes conexas </text:p>
      <text:p text:style-name="P11"><text:tab/><text:span text:style-name="T1">void connected_components(){ </text:span></text:p>
      <text:p text:style-name="P11"><text:span text:style-name="T1"><text:tab/></text:span><text:tab/>bool visited[MAXV]; </text:p>
      <text:p text:style-name="P11"><text:tab/><text:tab/>for (int i=0; i&lt;nvertices; i++) visited[i]=FALSE; </text:p>
      <text:p text:style-name="P11"><text:tab/><text:tab/>int c=0; //Número de componentes </text:p>
      <text:p text:style-name="P11"><text:tab/><text:tab/>for(int i=0; i&lt;nvertices; i++){ </text:p>
      <text:p text:style-name="P11"><text:tab/><text:tab/><text:tab/>if(!discovered[i]){ </text:p>
      <text:p text:style-name="P11"><text:tab/><text:tab/><text:tab/><text:tab/>c++; </text:p>
      <text:p text:style-name="P11"><text:tab/><text:tab/><text:tab/><text:tab/>dfs(i); </text:p>
      <text:p text:style-name="P11"><text:tab/><text:tab/><text:tab/><text:tab/>//dfs necesita visitados, se puede pasar como </text:p>
      <text:p text:style-name="P11"><text:tab/><text:tab/><text:tab/><text:tab/>//argumento o declarar como variable global </text:p>
      <text:p text:style-name="P11"><text:tab/><text:tab/><text:tab/> </text:p>
      <text:p text:style-name="P11"><text:tab/><text:tab/><text:tab/>} </text:p>
      <text:p text:style-name="P11"><text:tab/><text:tab/>} </text:p>
      <text:p text:style-name="P11"><text:tab/>} </text:p>
      <text:p text:style-name="P11"/>
      <text:p text:style-name="P11"><text:tab/>//Ordenación topológica. Dado un grafo dirigido sin ciclos, </text:p>
      <text:p text:style-name="P11"><text:tab/>//consiste en dar un orden de forma que no haya ningún arco </text:p>
      <text:p text:style-name="P11"><text:tab/>//de un elemento a otro anterior en ese orden. </text:p>
      <text:p text:style-name="P10"><text:tab/>void topsort(int sorted[]){ </text:p>
      <text:p text:style-name="P11"><text:tab/><text:tab/>int indegree[MAXV] //Grado de entrada </text:p>
      <text:p text:style-name="P11"><text:tab/><text:tab/>queue &lt;int&gt; zeroin //Vértices con grado de entrada 0 </text:p>
      <text:p text:style-name="P11"><text:tab/><text:tab/> </text:p>
      <text:p text:style-name="P11"><text:tab/><text:tab/>for (int i=0; i&lt;nvertices; i++) indegree[i]=0; </text:p>
      <text:p text:style-name="P11"><text:tab/><text:tab/>for (int i=0; i&lt;nvertices; i++) </text:p>
      <text:p text:style-name="P11"><text:tab/><text:tab/><text:tab/>for (int j=0; j&lt;degree[i];j++) </text:p>
      <text:p text:style-name="P11"><text:tab/><text:tab/><text:tab/><text:tab/>in[edges[i][j]] ++; </text:p>
      <text:p text:style-name="P11"><text:tab/><text:tab/> </text:p>
      <text:p text:style-name="P11"><text:tab/><text:tab/>for (int i=0; i&lt;nvertices; i++) </text:p>
      <text:p text:style-name="P11"><text:tab/><text:tab/><text:tab/>if(indegree[i]==0) zeroin.push(i); </text:p>
      <text:p text:style-name="P11"/>
      <text:p text:style-name="P11"><text:tab/><text:tab/>int j=0; </text:p>
      <text:p text:style-name="P11"><text:tab/><text:tab/>while (!zeroin.empty()){ </text:p>
      <text:p text:style-name="P11"><text:tab/><text:tab/><text:tab/>j++; </text:p>
      <text:p text:style-name="P11"><text:tab/><text:tab/><text:tab/>int x=zeroin.front(); </text:p>
      <text:p text:style-name="P11"><text:tab/><text:tab/><text:tab/>zeroin.pop(); </text:p>
      <text:p text:style-name="P11"><text:tab/><text:tab/><text:tab/>sorted[j]=x; </text:p>
      <text:p text:style-name="P11"><text:tab/><text:tab/><text:tab/>for(int i=0; i&lt;degree[x]; i++){ </text:p>
      <text:p text:style-name="P11"><text:tab/><text:tab/><text:tab/><text:tab/>int y=edges[x][i]; </text:p>
      <text:p text:style-name="P11"><text:tab/><text:tab/><text:tab/><text:tab/>indegree[y] --; </text:p>
      <text:p text:style-name="P11"><text:tab/><text:tab/><text:tab/><text:tab/>if (indegree[y]==0) zeroin.push(y); </text:p>
      <text:p text:style-name="P11"><text:tab/><text:tab/><text:tab/>} </text:p>
      <text:p text:style-name="P11"><text:tab/><text:tab/>} </text:p>
      <text:p text:style-name="P11"/>
      <text:p text:style-name="P11"><text:tab/><text:tab/>if (j!=nvertices); //No es un grafo dirigido acíclico </text:p>
      <text:p text:style-name="P11"><text:tab/>} </text:p>
      <text:p text:style-name="P11"/>
      <text:p text:style-name="P11"/>
      <text:p text:style-name="P11"><text:tab/>/*<text:span text:style-name="T1">Algoritmo de Prim</text:span>. Hay que modificar la declaración del struct: </text:p>
      <text:p text:style-name="P11"><text:tab/><text:tab/>struct Edge{ </text:p>
      <text:p text:style-name="P11"><text:tab/><text:tab/><text:tab/>int v; </text:p>
      <text:p text:style-name="P11"><text:tab/><text:tab/><text:tab/>int weight; </text:p>
      <text:p text:style-name="P11"><text:tab/><text:tab/>}; </text:p>
      <text:p text:style-name="P11"><text:tab/><text:tab/> </text:p>
      <text:p text:style-name="P11"><text:tab/><text:tab/>struct Graph{<text:span text:style-name="T1"> </text:span></text:p>
      <text:p text:style-name="P11"><text:span text:style-name="T1"><text:tab/><text:tab/></text:span><text:tab/>Edge edges[MAXV+1][MAXDEGREE]; </text:p>
      <text:p text:style-name="P11"><text:tab/><text:tab/><text:tab/>... </text:p>
      <text:p text:style-name="P11"><text:tab/><text:tab/>} </text:p>
      <text:p text:style-name="P11"><text:tab/>También se modifican el resto de métodos consecuentemente. </text:p>
      <text:p text:style-name="P11"><text:tab/>*/ </text:p>
      <text:p text:style-name="P11"><text:tab/> </text:p>
      <text:p text:style-name="P11"><text:tab/><text:span text:style-name="T1">void prim(int start){ </text:span></text:p>
      <text:p text:style-name="P11"><text:span text:style-name="T1"><text:tab/></text:span><text:tab/>bool intree[MAXV]; <text:s/>//Vertices en el árbol </text:p>
      <text:p text:style-name="P11"><text:tab/><text:tab/>int distance[MAXV]; //Distancia mínima de cada vértice de fuera del </text:p>
      <text:p text:style-name="P11"><text:tab/><text:tab/><text:tab/><text:tab/> <text:s text:c="3"/>//árbol a un vértice del árbol<text:tab/><text:tab/><text:tab/><text:tab/><text:tab/><text:tab/> </text:p>
      <text:p text:style-name="P11"><text:tab/><text:tab/>int parent[MAXV]; //Topología del árbol </text:p>
      <text:p text:style-name="P11"><text:tab/><text:tab/> </text:p>
      <text:p text:style-name="P11"><text:tab/><text:tab/>for(int i=0; i&lt;nvertices; i++){ </text:p>
      <text:p text:style-name="P11"><text:tab/><text:tab/><text:tab/>intree[i] = FALSE; </text:p>
      <text:p text:style-name="P11"><text:tab/><text:tab/><text:tab/>distance[i] = MAXINT; // (1&gt;&gt;32) </text:p>
      <text:p text:style-name="P11"><text:tab/><text:tab/><text:tab/>parent[i] = -1; </text:p>
      <text:p text:style-name="P11"><text:tab/><text:tab/>} </text:p>
      <text:p text:style-name="P11"><text:tab/><text:tab/> </text:p>
      <text:p text:style-name="P11"><text:tab/><text:tab/>distance[start]=0; </text:p>
      <text:p text:style-name="P11"><text:tab/><text:tab/>int v=start; </text:p>
      <text:p text:style-name="P11"><text:tab/><text:tab/> </text:p>
      <text:p text:style-name="P11"><text:tab/><text:tab/>while(!intree[v]){ </text:p>
      <text:p text:style-name="P11"><text:soft-page-break/><text:tab/><text:tab/><text:tab/>intree[v] = TRUE; </text:p>
      <text:p text:style-name="P11"/>
      <text:p text:style-name="P11"><text:tab/><text:tab/><text:tab/>//Actualiza para cada nodo la distancia mínima </text:p>
      <text:p text:style-name="P11"><text:tab/><text:tab/><text:tab/>for (int i=0; i&lt;degree[v]; i++){ </text:p>
      <text:p text:style-name="P11"><text:tab/><text:tab/><text:tab/><text:tab/>int w = edges[v][i].v; </text:p>
      <text:p text:style-name="P11"><text:tab/><text:tab/><text:tab/><text:tab/>int weight = edges[v][i].weight; </text:p>
      <text:p text:style-name="P11"><text:tab/><text:tab/><text:tab/><text:tab/>if ((distance[w] &gt; weight) &amp;&amp; (!intree[w]){ </text:p>
      <text:p text:style-name="P11"><text:tab/><text:tab/><text:tab/><text:tab/><text:tab/>distance[w] = weight; </text:p>
      <text:p text:style-name="P11"><text:tab/><text:tab/><text:tab/><text:tab/><text:tab/>parent[w] = v; </text:p>
      <text:p text:style-name="P11"><text:tab/><text:tab/><text:tab/><text:tab/>} </text:p>
      <text:p text:style-name="P11"><text:tab/><text:tab/><text:tab/>} </text:p>
      <text:p text:style-name="P11"><text:tab/><text:tab/><text:tab/> </text:p>
      <text:p text:style-name="P11"><text:tab/><text:tab/><text:tab/>v=1; </text:p>
      <text:p text:style-name="P11"><text:tab/><text:tab/><text:tab/>int dist = MAXINT; </text:p>
      <text:p text:style-name="P11"><text:tab/><text:tab/><text:tab/> </text:p>
      <text:p text:style-name="P11"><text:tab/><text:tab/><text:tab/>//Busca el nodo externo más cercano al árbol </text:p>
      <text:p text:style-name="P11"><text:tab/><text:tab/><text:tab/>for (int i=0; i&lt;nvertices; i++){ </text:p>
      <text:p text:style-name="P11"><text:tab/><text:tab/><text:tab/><text:tab/>if ((!intree[i])&amp;&amp;(dist&gt;distance[i])){ </text:p>
      <text:p text:style-name="P11"><text:tab/><text:tab/><text:tab/><text:tab/><text:tab/>dist = distance[i]; </text:p>
      <text:p text:style-name="P11"><text:tab/><text:tab/><text:tab/><text:tab/><text:tab/>v = i; </text:p>
      <text:p text:style-name="P11"><text:tab/><text:tab/><text:tab/><text:tab/>} </text:p>
      <text:p text:style-name="P11"><text:tab/><text:tab/><text:tab/>} </text:p>
      <text:p text:style-name="P11"><text:tab/><text:tab/>} </text:p>
      <text:p text:style-name="P11"><text:tab/>} </text:p>
      <text:p text:style-name="P11"/>
      <text:p text:style-name="P11"><text:s text:c="2"/><text:tab/><text:span text:style-name="T1">//Algoritmo de Dijkstra.</text:span> Basta con copiar Prim y cambiar dos líneas </text:p>
      <text:p text:style-name="P11"><text:tab/>//En distance[i] se guarda la distancia al nodo i, y para recuperar </text:p>
      <text:p text:style-name="P11"><text:tab/>//el camino se usa parent </text:p>
      <text:p text:style-name="P10"><text:tab/>void dijkstra(int start){ </text:p>
      <text:p text:style-name="P11"><text:tab/><text:tab/>bool intree[MAXV]; <text:s/>//Vertices en el árbol </text:p>
      <text:p text:style-name="P11"><text:tab/><text:tab/>int distance[MAXV]; //Distancia de cada vértice al origen<text:tab/><text:tab/><text:tab/><text:tab/><text:tab/><text:tab/> </text:p>
      <text:p text:style-name="P11"><text:tab/><text:tab/>int parent[MAXV]; </text:p>
      <text:p text:style-name="P11"><text:tab/><text:tab/> </text:p>
      <text:p text:style-name="P11"><text:tab/><text:tab/>for(int i=0; i&lt;nvertices; i++){ </text:p>
      <text:p text:style-name="P11"><text:tab/><text:tab/><text:tab/>intree[i] = FALSE; </text:p>
      <text:p text:style-name="P11"><text:tab/><text:tab/><text:tab/>distance[i] = MAXINT; // (1&gt;&gt;32) </text:p>
      <text:p text:style-name="P11"><text:tab/><text:tab/><text:tab/>parent[i] = -1; </text:p>
      <text:p text:style-name="P11"><text:tab/><text:tab/>} </text:p>
      <text:p text:style-name="P11"><text:tab/><text:tab/> </text:p>
      <text:p text:style-name="P11"><text:tab/><text:tab/>distance[start]=0; </text:p>
      <text:p text:style-name="P11"><text:tab/><text:tab/>int v=start; </text:p>
      <text:p text:style-name="P11"><text:tab/><text:tab/> </text:p>
      <text:p text:style-name="P11"><text:tab/><text:tab/>while(!intree[v]){ </text:p>
      <text:p text:style-name="P11"><text:tab/><text:tab/><text:tab/>intree[v] = TRUE; </text:p>
      <text:p text:style-name="P11"/>
      <text:p text:style-name="P11"><text:tab/><text:tab/><text:tab/>//Para cada vértice mira si es más corto pasar por v o no </text:p>
      <text:p text:style-name="P11"><text:tab/><text:tab/><text:tab/>for (int i=0; i&lt;degree[v]; i++){ </text:p>
      <text:p text:style-name="P11"><text:tab/><text:tab/><text:tab/><text:tab/>int w = edges[v][i].v; </text:p>
      <text:p text:style-name="P11"><text:tab/><text:tab/><text:tab/><text:tab/>int weight = edges[v][i].weight; </text:p>
      <text:p text:style-name="P11"><text:tab/><text:tab/>/*Cambiar*/<text:tab/><text:tab/>if ((distance[w] &gt; (distance[v] + weight)){ </text:p>
      <text:p text:style-name="P11"><text:tab/><text:tab/>/*Cambiar*/<text:tab/><text:tab/><text:tab/>distance[w] = distance[v] + weight; </text:p>
      <text:p text:style-name="P11"><text:tab/><text:tab/><text:tab/><text:tab/><text:tab/><text:tab/>parent[w] = v; </text:p>
      <text:p text:style-name="P11"><text:tab/><text:tab/><text:tab/><text:tab/>} </text:p>
      <text:p text:style-name="P11"><text:tab/><text:tab/><text:tab/>} </text:p>
      <text:p text:style-name="P11"><text:tab/><text:tab/><text:tab/> </text:p>
      <text:p text:style-name="P11"><text:tab/><text:tab/><text:tab/>v=1; </text:p>
      <text:p text:style-name="P11"><text:tab/><text:tab/><text:tab/>int dist = MAXINT; </text:p>
      <text:p text:style-name="P11"><text:tab/><text:tab/><text:tab/> </text:p>
      <text:p text:style-name="P11"><text:tab/><text:tab/><text:tab/>//Busca el nodo externo más cercano al árbol </text:p>
      <text:p text:style-name="P11"><text:tab/><text:tab/><text:tab/>for (int i=0; i&lt;nvertices; i++){ </text:p>
      <text:p text:style-name="P11"><text:tab/><text:tab/><text:tab/><text:tab/>if ((!intree[i])&amp;&amp;(dist&gt;distance[i])){ </text:p>
      <text:p text:style-name="P11"><text:tab/><text:tab/><text:tab/><text:tab/><text:tab/>dist = distance[i]; </text:p>
      <text:p text:style-name="P11"><text:tab/><text:tab/><text:tab/><text:tab/><text:tab/>v = i; </text:p>
      <text:p text:style-name="P11"><text:tab/><text:tab/><text:tab/><text:tab/>} </text:p>
      <text:p text:style-name="P11"><text:tab/><text:tab/><text:tab/>} </text:p>
      <text:p text:style-name="P11"><text:tab/><text:tab/>} </text:p>
      <text:p text:style-name="P11"><text:tab/>} </text:p>
      <text:p text:style-name="P11"/>
      <text:p text:style-name="P11"><text:tab/><text:span text:style-name="T1">/*Algoritmo de Floyd.</text:span> Se usa una representación de un grafo como </text:p>
      <text:p text:style-name="P11"><text:tab/> <text:s/>matriz de adyacencia con peso de las aristas: </text:p>
      <text:p text:style-name="P11"><text:tab/><text:tab/>struct AdjacencyMatrix{ </text:p>
      <text:p text:style-name="P11"><text:tab/><text:tab/><text:tab/>int weight[MAXV+1][MAXV+1]; </text:p>
      <text:p text:style-name="P11"><text:tab/><text:tab/><text:tab/>int nvertices; </text:p>
      <text:p text:style-name="P11"><text:tab/><text:tab/>} </text:p>
      <text:p text:style-name="P11"><text:tab/>La matriz se inicializa con 0 en la diagonal, los valores correspondientes </text:p>
      <text:p text:style-name="P11"><text:tab/>a las aristas que nos dan como datos y MAXINT en el resto*/ </text:p>
      <text:p text:style-name="P11"/>
      <text:p text:style-name="P10"><text:tab/>void floyd(){ </text:p>
      <text:p text:style-name="P11"><text:tab/><text:tab/>for(int k=0; k&lt;nvertices; k++){ </text:p>
      <text:p text:style-name="P11"><text:soft-page-break/><text:tab/><text:tab/><text:tab/>for(int i=0; i&lt;nvertices; i++){ </text:p>
      <text:p text:style-name="P11"><text:tab/><text:tab/><text:tab/><text:tab/>for (int j=0; j&lt;nvertices; j++){ </text:p>
      <text:p text:style-name="P11"><text:tab/><text:tab/><text:tab/><text:tab/><text:tab/>int throughK = weight[i][k]+weight[k][j]; </text:p>
      <text:p text:style-name="P11"><text:tab/><text:tab/><text:tab/><text:tab/><text:tab/>if (throughK &lt; weight[i][j]) </text:p>
      <text:p text:style-name="P11"><text:tab/><text:tab/><text:tab/><text:tab/><text:tab/><text:tab/>weight[i][j] = throughK; </text:p>
      <text:p text:style-name="P11"><text:tab/><text:tab/><text:tab/><text:tab/>} </text:p>
      <text:p text:style-name="P11"><text:tab/><text:tab/><text:tab/>} </text:p>
      <text:p text:style-name="P11"><text:tab/><text:tab/>} </text:p>
      <text:p text:style-name="P11"><text:tab/>} </text:p>
      <text:p text:style-name="P11"><text:tab/> </text:p>
      <text:p text:style-name="P11">} </text:p>
      <text:p text:style-name="P11"/>
      <text:p text:style-name="P11"/>
      <text:p text:style-name="P11"/>
      <text:p text:style-name="P11"/>
      <text:p text:style-name="P21"><text:span text:style-name="T5">MISC-LETARIO</text:span></text:p>
      <text:p text:style-name="P21"><text:span text:style-name="T5"/></text:p>
      <text:p text:style-name="P20"><text:span text:style-name="T5"/></text:p>
      <text:p text:style-name="P14">#include &lt;vector&gt;</text:p>
      <text:p text:style-name="P14">using namespace std;</text:p>
      <text:p text:style-name="P14"/>
      <text:p text:style-name="P14">typedef pair&lt;int, int&gt; ii;</text:p>
      <text:p text:style-name="P14">typedef vector&lt;ii&gt; vii;</text:p>
      <text:p text:style-name="P14">typedef vector&lt;int&gt; vi;</text:p>
      <text:p text:style-name="P14"/>
      <text:p text:style-name="P14">//mascaras de bits</text:p>
      <text:p text:style-name="P14">#define isOn(S, j) (S &amp; (1 &lt;&lt; j))</text:p>
      <text:p text:style-name="P14">#define setBit(S, j) (S |= (1 &lt;&lt; j))</text:p>
      <text:p text:style-name="P14">#define clearBit(S, j) (S &amp;= ~(1 &lt;&lt; j))</text:p>
      <text:p text:style-name="P14">#define toggleBit(S, j) (S ^= (1 &lt;&lt; j))</text:p>
      <text:p text:style-name="P14">#define lowBit(S) (S &amp; (-S))</text:p>
      <text:p text:style-name="P14">#define setAll(S, n) (S = (1 &lt;&lt; n) - 1)</text:p>
      <text:p text:style-name="P14"/>
      <text:p text:style-name="P13"><text:span text:style-name="T1">//Arbol de segmentos.</text:span> Permite buscar el minimo elemento de un array LEERLO</text:p>
      <text:p text:style-name="P13">// Segment Tree Library: The segment tree is stored like a heap array</text:p>
      <text:p text:style-name="P14">void st_build(vi &amp;st, const vi &amp;A, int vertex, int L, int R) {</text:p>
      <text:p text:style-name="P13"><text:s text:c="2"/>if (L == R) <text:s text:c="29"/>// as L == R, either one is fine</text:p>
      <text:p text:style-name="P13"><text:s text:c="4"/>st[vertex] = L; <text:s text:c="37"/>// store the index</text:p>
      <text:p text:style-name="P13"><text:s text:c="2"/>else { <text:s text:c="2"/>// recursively compute the values in the left and right subtrees</text:p>
      <text:p text:style-name="P13"><text:s text:c="4"/>int nL = 2 * vertex, nR = 2 * vertex + 1;</text:p>
      <text:p text:style-name="P13"><text:s text:c="4"/>st_build(st, A, nL, L <text:s text:c="13"/>, (L + R) / 2);</text:p>
      <text:p text:style-name="P13"><text:s text:c="4"/>st_build(st, A, nR, (L + R) / 2 + 1, R <text:s text:c="9"/>);</text:p>
      <text:p text:style-name="P13"><text:s text:c="4"/>int lContent = st[nL] <text:s text:c="4"/>, rContent = st[nR];</text:p>
      <text:p text:style-name="P13"><text:s text:c="4"/>int lValue <text:s text:c="2"/>= A[lContent], rValue <text:s text:c="2"/>= A[rContent];</text:p>
      <text:p text:style-name="P13"><text:s text:c="4"/>st[vertex] = (lValue &lt;= rValue) ? lContent : rContent;</text:p>
      <text:p text:style-name="P13">} }</text:p>
      <text:p text:style-name="P13"/>
      <text:p text:style-name="P14">void st_create(vi &amp;st, const vi &amp;A) { <text:s text:c="6"/>// if original array size is N,</text:p>
      <text:p text:style-name="P13"><text:s text:c="5"/>// the required segment tree array length is 2*2^(floor(log2(N)) + 1);</text:p>
      <text:p text:style-name="P13"><text:s text:c="2"/>int len = (int)(2*pow(2.0, floor((log((double)A.size())/log(2.0)) + 1)));</text:p>
      <text:p text:style-name="P13"><text:s text:c="2"/>st.assign(len, 0); // create vector of size `len' and fill it with zeroes</text:p>
      <text:p text:style-name="P13"><text:s text:c="2"/>st_build(st, A, 1, 0, (int)A.size() - 1); <text:s text:c="13"/>// recursive build</text:p>
      <text:p text:style-name="P13">}</text:p>
      <text:p text:style-name="P13"/>
      <text:p text:style-name="P14">int st_rmq(vi &amp;st, const vi &amp;A, int vertex, int L, int R, int i, int j) {</text:p>
      <text:p text:style-name="P13"><text:s text:c="2"/>if (i &gt; <text:s/>R || j &lt; <text:s/>L) return -1; <text:s text:c="2"/>// current segment outside query range</text:p>
      <text:p text:style-name="P13"><text:s text:c="2"/>if (L &gt;= i &amp;&amp; R &lt;= j) return st[vertex]; <text:s text:c="11"/>// inside query range</text:p>
      <text:p text:style-name="P13"/>
      <text:p text:style-name="P13"><text:s text:c="5"/>// compute the min position in the left and right part of the interval</text:p>
      <text:p text:style-name="P13"><text:s text:c="2"/>int p1 = st_rmq(st, A, 2 * vertex <text:s text:c="3"/>, L <text:s text:c="13"/>, (L+R) / 2, i, j);</text:p>
      <text:p text:style-name="P13"><text:s text:c="2"/>int p2 = st_rmq(st, A, 2 * vertex + 1, (L+R) / 2 + 1, R <text:s text:c="9"/>, i, j);</text:p>
      <text:p text:style-name="P13"/>
      <text:p text:style-name="P13"><text:s text:c="24"/>// return the position where the overall minimum is</text:p>
      <text:p text:style-name="P13"><text:s text:c="2"/>if (p1 == -1) return p2; <text:s text:c="4"/>// if we try to access segment outside query</text:p>
      <text:p text:style-name="P13"><text:s text:c="2"/>if (p2 == -1) return p1; <text:s text:c="32"/>// same as above</text:p>
      <text:p text:style-name="P13"><text:s text:c="2"/>return (A[p1] &lt;= A[p2]) ? p1 : p2; }</text:p>
      <text:p text:style-name="P13"/>
      <text:p text:style-name="P14">int st_rmq(vi &amp;st, const vi&amp; A, int i, int j) { <text:s text:c="4"/>// function overloading</text:p>
      <text:p text:style-name="P13"><text:s text:c="2"/>return st_rmq(st, A, 1, 0, (int)A.size() - 1, i, j); }</text:p>
      <text:p text:style-name="P13"/>
      <text:p text:style-name="P14">int st_update_point(vi &amp;st, vi &amp;A, int node, int b, int e, int idx, int new_value) {</text:p>
      <text:p text:style-name="P13"><text:s text:c="2"/>// this update code is still preliminary, i == j</text:p>
      <text:p text:style-name="P13"><text:s text:c="2"/>// must be able to update range in the future!</text:p>
      <text:p text:style-name="P13"><text:s text:c="2"/>int i = idx, j = idx;</text:p>
      <text:p text:style-name="P13"/>
      <text:p text:style-name="P13"><text:s text:c="2"/>// if the current interval does not intersect </text:p>
      <text:p text:style-name="P13"><text:s text:c="2"/>// the update interval, return this st node value!</text:p>
      <text:p text:style-name="P13"><text:s text:c="2"/>if (i &gt; e || j &lt; b)</text:p>
      <text:p text:style-name="P13"><text:s text:c="4"/>return st[node];</text:p>
      <text:p text:style-name="P13"><text:soft-page-break/></text:p>
      <text:p text:style-name="P13"><text:s text:c="2"/>// if the current interval is included in the update range,</text:p>
      <text:p text:style-name="P13"><text:s text:c="2"/>// update that st[node]</text:p>
      <text:p text:style-name="P13"><text:s text:c="2"/>if (b == i &amp;&amp; e == j) {</text:p>
      <text:p text:style-name="P13"><text:s text:c="4"/>A[i] = new_value; // update the underlying array</text:p>
      <text:p text:style-name="P13"><text:s text:c="4"/>return st[node] = b; // this index</text:p>
      <text:p text:style-name="P13"><text:s text:c="2"/>}</text:p>
      <text:p text:style-name="P13"/>
      <text:p text:style-name="P13"><text:s text:c="2"/>// compute the minimum position in the </text:p>
      <text:p text:style-name="P13"><text:s text:c="2"/>// left and right part of the interval</text:p>
      <text:p text:style-name="P13"><text:s text:c="2"/>int p1, p2;</text:p>
      <text:p text:style-name="P13"><text:s text:c="2"/>p1 = st_update_point(st, A, 2 * node <text:s text:c="3"/>, b <text:s text:c="13"/>, (b + e) / 2, idx, new_value);</text:p>
      <text:p text:style-name="P13"><text:s text:c="2"/>p2 = st_update_point(st, A, 2 * node + 1, (b + e) / 2 + 1, e <text:s text:c="9"/>, idx, new_value);</text:p>
      <text:p text:style-name="P13"/>
      <text:p text:style-name="P13"><text:s text:c="2"/>// return the position where the overall minimum is</text:p>
      <text:p text:style-name="P13"><text:s text:c="2"/>return st[node] = (A[p1] &lt;= A[p2]) ? p1 : p2;</text:p>
      <text:p text:style-name="P13">}</text:p>
      <text:p text:style-name="P13"/>
      <text:p text:style-name="P14">int st_update_point(vi &amp;st, vi &amp;A, int idx, int new_value) {</text:p>
      <text:p text:style-name="P13"><text:s text:c="2"/>return st_update_point(st, A, 1, 0, (int)A.size() - 1, idx, new_value); }</text:p>
      <text:p text:style-name="P13"/>
      <text:p text:style-name="P13"><text:span text:style-name="T1">//Arbol de Fenwick.</text:span> Permite resolver el problema de la suma en un rango</text:p>
      <text:p text:style-name="P13">//con actualizaciones. (RSQ(a,b)=suma de los a[i], i entre a y b)</text:p>
      <text:p text:style-name="P13">// initialization: n + 1 zeroes, ignoring index 0, just using index [1..n]</text:p>
      <text:p text:style-name="P13"><text:span text:style-name="T1">void ft_create(vi &amp;ft, int n)</text:span> { ft.assign(n + 1, 0); }</text:p>
      <text:p text:style-name="P13"/>
      <text:p text:style-name="P14">int ft_rsq(const vi &amp;ft, int b) { <text:s text:c="21"/>// returns RSQ(1, b)</text:p>
      <text:p text:style-name="P13"><text:s text:c="2"/>int sum = 0; for (; b; b -= LSOne(b)) sum += ft[b];</text:p>
      <text:p text:style-name="P13"><text:s text:c="2"/>return sum; }</text:p>
      <text:p text:style-name="P13"/>
      <text:p text:style-name="P14">int ft_rsq(const vi &amp;ft, int a, int b) { <text:s text:c="14"/>// returns RSQ(a, b)</text:p>
      <text:p text:style-name="P13"><text:s text:c="2"/>return ft_rsq(ft, b) - (a == 1 ? 0 : ft_rsq(ft, a - 1)); }</text:p>
      <text:p text:style-name="P13"/>
      <text:p text:style-name="P13">// adjusts value of the k-th element by v (v can be +ve/inc or -ve/dec)</text:p>
      <text:p text:style-name="P14">void ft_adjust(vi &amp;ft, int k, int v) { <text:s text:c="10"/>// note: n = ft.size() - 1</text:p>
      <text:p text:style-name="P17"><text:s text:c="2"/>for (; k &lt; (int)ft.size(); k += LSOne(k)) ft[k] += v; }</text:p>
      <text:p text:style-name="P22"><text:span text:style-name="T6">//Algoritmo de Euclides extendidio</text:span></text:p>
      <text:p text:style-name="P15"><text:span text:style-name="Strong_20_Emphasis"><text:span text:style-name="T8">//ax+by=g=gcd(a,b)</text:span></text:span></text:p>
      <text:p text:style-name="P15"><text:span text:style-name="Strong_20_Emphasis"><text:span text:style-name="T7">void</text:span></text:span><text:span text:style-name="T7"> eea (</text:span><text:span text:style-name="Strong_20_Emphasis"><text:span text:style-name="T7">int</text:span></text:span><text:span text:style-name="T7"> a, </text:span><text:span text:style-name="Strong_20_Emphasis"><text:span text:style-name="T7">int</text:span></text:span><text:span text:style-name="T7"> b,</text:span></text:p>
      <text:p text:style-name="Preformatted_20_Text"><text:span text:style-name="T9"><text:s text:c="8"/></text:span><text:span text:style-name="Strong_20_Emphasis"><text:span text:style-name="T9">int</text:span></text:span><text:span text:style-name="T9">&amp; gcd, </text:span><text:span text:style-name="Strong_20_Emphasis"><text:span text:style-name="T9">int</text:span></text:span><text:span text:style-name="T9">&amp; x, </text:span><text:span text:style-name="Strong_20_Emphasis"><text:span text:style-name="T9">int</text:span></text:span><text:span text:style-name="T9">&amp; y) </text:span><text:span text:style-name="Strong_20_Emphasis"><text:span text:style-name="T9">{</text:span></text:span></text:p>
      <text:p text:style-name="P16"><text:s text:c="8"/>x=0, y=1; </text:p>
      <text:p text:style-name="Preformatted_20_Text"><text:span text:style-name="T9"><text:s text:c="8"/></text:span><text:span text:style-name="Strong_20_Emphasis"><text:span text:style-name="T9">int</text:span></text:span><text:span text:style-name="T9"> u=1, v=0, m, n, q, r;</text:span></text:p>
      <text:p text:style-name="P16"><text:s text:c="8"/>gcd = b;</text:p>
      <text:p text:style-name="Preformatted_20_Text"><text:span text:style-name="T9"><text:s text:c="8"/></text:span><text:span text:style-name="Strong_20_Emphasis"><text:span text:style-name="T9">while</text:span></text:span><text:span text:style-name="T9"> (a!=0) </text:span><text:span text:style-name="Strong_20_Emphasis"><text:span text:style-name="T9">{</text:span></text:span></text:p>
      <text:p text:style-name="P16"><text:s text:c="16"/>q=gcd/a; r=gcd%a;</text:p>
      <text:p text:style-name="P16"><text:s text:c="16"/>m=x-u*q; n=y-v*q;</text:p>
      <text:p text:style-name="P16"><text:s text:c="16"/>gcd=a; a=r; x=u; y=v; u=m; v=n;</text:p>
      <text:p text:style-name="Preformatted_20_Text"><text:span text:style-name="T9"><text:s text:c="8"/></text:span><text:span text:style-name="Strong_20_Emphasis"><text:span text:style-name="T9">}</text:span></text:span></text:p>
      <text:p text:style-name="P18"><text:span text:style-name="Strong_20_Emphasis"><text:span text:style-name="T9">}</text:span></text:span></text:p>
      <text:p text:style-name="P19"><text:span text:style-name="T1">//</text:span><text:span text:style-name="Strong_20_Emphasis"><text:span text:style-name="T10">ecuacion diofantica</text:span></text:span><text:span text:style-name="Strong_20_Emphasis"><text:span text:style-name="T11"><text:line-break/>//con d=mcd(A,B)<text:line-break/>x=x0 + L*(B/d) <text:line-break/>y=y0 – L*(A/d)</text:span></text:span></text:p>
      <text:p text:style-name="P19"><text:span text:style-name="Strong_20_Emphasis"><text:span text:style-name="T15">//</text:span></text:span><text:span text:style-name="Strong_20_Emphasis"><text:span text:style-name="T16">Criba de Eratostenes<text:line-break/>#include &lt;iostream&gt;</text:span></text:span></text:p>
      <text:p text:style-name="P14">int main(void)</text:p>
      <text:p text:style-name="P13">{</text:p>
      <text:p text:style-name="P13"><text:s text:c="4"/>const int NMAX = 1000;</text:p>
      <text:p text:style-name="P13"><text:s/></text:p>
      <text:p text:style-name="P13"><text:s text:c="4"/>//Armamos la "lista"</text:p>
      <text:p text:style-name="P13"><text:s text:c="4"/>bool tachado[NMAX];</text:p>
      <text:p text:style-name="P13"><text:s text:c="4"/>for (int i = 0; i &lt; NMAX; ++i)</text:p>
      <text:p text:style-name="P13"><text:s text:c="8"/>tachado[i] = false; //empezamos con todos sin tachar</text:p>
      <text:p text:style-name="P13"><text:s text:c="4"/>tachado[0] = true; //0 no es primo, lo tacho</text:p>
      <text:p text:style-name="P13"><text:s text:c="4"/>tachado[1] = true; //1 no es primo, lo tacho</text:p>
      <text:p text:style-name="P13"><text:s/></text:p>
      <text:p text:style-name="P13"><text:s text:c="4"/>//y ahora empezamos a tachar</text:p>
      <text:p text:style-name="P13"><text:s text:c="4"/>for (int p = 0; p &lt; NMAX; ++p) {</text:p>
      <text:p text:style-name="P13"><text:s text:c="8"/>if (!tachado[p]) {</text:p>
      <text:p text:style-name="P13"><text:s text:c="12"/>//p no esta tachado, asi que es primo</text:p>
      <text:p text:style-name="P13"><text:s text:c="12"/>std::cout &lt;&lt; p &lt;&lt; ' ';</text:p>
      <text:p text:style-name="P13"><text:s/></text:p>
      <text:p text:style-name="P13"><text:soft-page-break/><text:s text:c="12"/>//tachamos todos los múltiplos que estén en la "lista" o tabla</text:p>
      <text:p text:style-name="P13"><text:s text:c="12"/>for (int j = 2*p; j &lt; NMAX; j += p)</text:p>
      <text:p text:style-name="P13"><text:s text:c="16"/>tachado[j] = true;</text:p>
      <text:p text:style-name="P13"><text:s text:c="8"/>}</text:p>
      <text:p text:style-name="P13"><text:s text:c="4"/>}</text:p>
      <text:p text:style-name="P13"><text:s text:c="4"/>std::cout &lt;&lt; std::endl;</text:p>
      <text:p text:style-name="P13"><text:s/></text:p>
      <text:p text:style-name="P13"><text:s text:c="4"/>return 0;</text:p>
      <text:p text:style-name="P17">}</text:p>
      <text:p text:style-name="P24">Funcion Backtracking (Etapai) devuelve: boolean </text:p>
      <text:p text:style-name="P23">Inicio </text:p>
      <text:p text:style-name="P23"><text:tab/>Éxito = falso; </text:p>
      <text:p text:style-name="P23"><text:tab/>IniciarOpciones(i, GrupoOpciones o); </text:p>
      <text:p text:style-name="P23"><text:tab/>Repetir </text:p>
      <text:p text:style-name="P23"><text:tab/><text:tab/>SeleccionarnuevaOpcion(o, Opcion n); </text:p>
      <text:p text:style-name="P23"><text:tab/><text:tab/>Si (Aceptable(n)) entonces </text:p>
      <text:p text:style-name="P23"><text:tab/><text:tab/><text:tab/>AnotarOpcion(i, n); </text:p>
      <text:p text:style-name="P23"><text:tab/><text:tab/><text:tab/>SiSolucionCompleta(i) entonces </text:p>
      <text:p text:style-name="P23"><text:tab/><text:tab/><text:tab/><text:tab/>Éxito = verdadero; </text:p>
      <text:p text:style-name="P23"><text:tab/><text:tab/><text:tab/>Sino</text:p>
      <text:p text:style-name="P23"><text:tab/><text:tab/><text:tab/><text:tab/>Éxito = Backtracking(i+1); </text:p>
      <text:p text:style-name="P23"><text:tab/><text:tab/><text:tab/><text:tab/>Si Éxito = false entonces </text:p>
      <text:p text:style-name="P23"><text:tab/><text:tab/><text:tab/><text:tab/><text:tab/>cancelamosAnotacion(i, n); </text:p>
      <text:p text:style-name="P23"><text:tab/><text:tab/><text:tab/><text:tab/>finsi; </text:p>
      <text:p text:style-name="P23"><text:tab/><text:tab/><text:tab/>Finsi; </text:p>
      <text:p text:style-name="P23"><text:tab/><text:tab/>Finsi; </text:p>
      <text:p text:style-name="P23"><text:tab/>Hasta (éxito = verdadero) o (NoQuedanOpciones(o)); </text:p>
      <text:p text:style-name="P23"><text:tab/>Retorna Éxito; </text:p>
      <text:p text:style-name="P25">Fi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z-fixed" svg:font-family="moz-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ma </meta:initial-creator>
    <meta:creation-date>2012-11-14T23:14:41</meta:creation-date>
    <dc:date>2012-11-15T00:58:03</dc:date>
    <dc:creator>luisma </dc:creator>
    <meta:editing-duration>PT1H6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11" meta:paragraph-count="709" meta:word-count="3249" meta:character-count="22551" meta:non-whitespace-character-count="17837"/>
  </office:meta>
</office:document-meta>
</file>